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3" style:family="table-cell">
      <style:table-cell-properties style:vertical-align="middle"/>
      <style:text-properties fo:color="#000000" fo:font-family="Sans Serif" fo:font-size="10pt"/>
    </style:style>
    <style:style style:name="ce4" style:family="table-cell">
      <style:table-cell-properties style:cell-protect="none" style:vertical-align="middle"/>
      <style:text-properties fo:color="#000000" fo:font-family="Sans Serif" fo:font-size="10pt"/>
    </style:style>
    <style:style style:name="ce5" style:family="table-cell"/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label.Language = " table:style-name="ce1">
            <text:p>MyJSQLView_JMenuBarActions.label.Language = </text:p>
          </table:table-cell>
        </table:table-row>
        <table:table-row table:style-name="ro1">
          <table:table-cell office:value-type="string" office:string-value="MyJSQLView_JMenuBarActions.label.RestartRequired = " table:style-name="ce1">
            <text:p>MyJSQLView_JMenuBarActions.label.RestartRequired = </text:p>
          </table:table-cell>
          <table:table-cell/>
        </table:table-row>
        <table:table-row table:style-name="ro1">
          <table:table-cell office:value-type="string" office:string-value="MyJSQLView_JMenuBarActions.label.FontSize = " table:style-name="ce1">
            <text:p>MyJSQLView_JMenuBarActions.label.FontSize = </text:p>
          </table:table-cell>
        </table:table-row>
        <table:table-row table:style-name="ro1">
          <table:table-cell office:value-type="string" office:string-value="MyJSQLView_JMenuBarActions.label.GeneralPreferences = " table:style-name="ce1">
            <text:p>MyJSQLView_JMenuBarActions.label.GeneralPreferences = </text:p>
          </table:table-cell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  <table:table-cell/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  <table:table-cell/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  <table:table-cell/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  <table:table-cell/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</table:table-row>
        <table:table-row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2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  <table:table-cell/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  <table:table-cell/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  <table:table-cell/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>
            <text:p>TableTabPanel.dialogbutton.Cancel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>
          <table:table-cell office:value-type="string" office:string-value="TableViewForm.dialogmessage.ErrorWritingDataFile = " table:style-name="ce2">
            <text:p>TableViewForm.dialogmessage.ErrorWritingDataFil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label.Aggregate = " table:style-name="ce1">
            <text:p>AdvancedSortSearchForm.label.Aggregate = </text:p>
          </table:table-cell>
        </table:table-row>
        <table:table-row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2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combobox.Ascending = " table:style-name="ce1">
            <text:p>AdvancedSortSearchForm.combobox.Ascending = </text:p>
          </table:table-cell>
          <table:table-cell/>
        </table:table-row>
        <table:table-row table:style-name="ro1">
          <table:table-cell office:value-type="string" office:string-value="AdvancedSortSearchForm.combobox.Descending = " table:style-name="ce1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  <table:table-cell/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>
          <table:table-cell office:value-type="string" office:string-value="TableEntryForm.button.Cancel = " table:style-name="ce1">
            <text:p>TableEntryForm.button.Cancel = </text:p>
          </table:table-cell>
          <table:table-cell/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>
          <table:table-cell office:value-type="string" office:string-value="TableEntryForm.button.Update = " table:style-name="ce1">
            <text:p>TableEntryForm.button.Update = </text:p>
          </table:table-cell>
          <table:table-cell/>
        </table:table-row>
        <table:table-row>
          <table:table-cell office:value-type="string" office:string-value="TableEntryForm.checkbox.Limit = " table:style-name="ce1">
            <text:p>TableEntryForm.checkbox.Limit = </text:p>
          </table:table-cell>
          <table:table-cell/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>
            <text:p>TableEntryForm.dialogmessage.ErrorDirectory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2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2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>
          <table:table-cell table:style-name="ce1"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tab.Manage = " table:style-name="ce1">
            <text:p>PluginFrame.tab.Manage = </text:p>
          </table:table-cell>
        </table:table-row>
        <table:table-row table:style-name="ro1">
          <table:table-cell office:value-type="string" office:string-value="PluginFrame.tab.RemoveRepository = " table:style-name="ce1">
            <text:p>PluginFrame.tab.RemoveRepository = </text:p>
          </table:table-cell>
        </table:table-row>
        <table:table-row table:style-name="ro1">
          <table:table-cell office:value-type="string" office:string-value="PluginFrame.tab.AddRepository = " table:style-name="ce1">
            <text:p>PluginFrame.tab.AddRepository = </text:p>
          </table:table-cell>
        </table:table-row>
        <table:table-row>
          <table:table-cell office:value-type="string" office:string-value="PluginFrame.button.Install = " table:style-name="ce1">
            <text:p>PluginFrame.button.Install = </text:p>
          </table:table-cell>
        </table:table-row>
        <table:table-row>
          <table:table-cell office:value-type="string" office:string-value="PluginFrame.button.Close = " table:style-name="ce1">
            <text:p>PluginFrame.button.Close = </text:p>
          </table:table-cell>
        </table:table-row>
        <table:table-row>
          <table:table-cell office:value-type="string" office:string-value="PluginFrame.button.RefreshRepository = " table:style-name="ce1">
            <text:p>PluginFrame.button.RefreshRepository = </text:p>
          </table:table-cell>
        </table:table-row>
        <table:table-row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2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>
          <table:table-cell office:value-type="string" office:string-value="PluginFrame.label.Remove = " table:style-name="ce2">
            <text:p>PluginFrame.label.Remove = </text:p>
          </table:table-cell>
        </table:table-row>
        <table:table-row>
          <table:table-cell office:value-type="string" office:string-value="PluginFrame.label.Status = " table:style-name="ce1">
            <text:p>PluginFrame.label.Status = </text:p>
          </table:table-cell>
        </table:table-row>
        <table:table-row table:style-name="ro1">
          <table:table-cell office:value-type="string" office:string-value="PluginFrame.message.DeleteRepository = " table:style-name="ce1">
            <text:p>PluginFrame.message.DeleteRepository = </text:p>
          </table:table-cell>
        </table:table-row>
        <table:table-row table:style-name="ro1">
          <table:table-cell office:value-type="string" office:string-value="PluginFrame.dialogbutton.OK = " table:style-name="ce1">
            <text:p>PluginFrame.dialogbutton.OK = </text:p>
          </table:table-cell>
        </table:table-row>
        <table:table-row table:style-name="ro1">
          <table:table-cell office:value-type="string" office:string-value="PluginFrame.dialogbutton.Cancel = " table:style-name="ce1">
            <text:p>PluginFrame.dialogbutton.Cancel = </text:p>
          </table:table-cell>
        </table:table-row>
        <table:table-row table:style-name="ro1">
          <table:table-cell office:value-type="string" office:string-value="PluginFrame.message.AddRepository = " table:style-name="ce1">
            <text:p>PluginFrame.message.AddRepository = </text:p>
          </table:table-cell>
        </table:table-row>
        <table:table-row table:style-name="ro1">
          <table:table-cell office:value-type="string" office:string-value="PluginFrame.label.RepositoryName = " table:style-name="ce1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 table:style-name="ce1">
            <text:p>PluginFrame.label.RepositoryURL = </text:p>
          </table:table-cell>
        </table:table-row>
        <table:table-row table:style-name="ro1">
          <table:table-cell office:value-type="string" office:string-value="PluginFrame.dialogmessage.RepositoryExists = " table:style-name="ce1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ile = " table:style-name="ce3">
            <text:p>PluginFrame.dialogmessage.FileNOTFile = </text:p>
          </table:table-cell>
        </table:table-row>
        <table:table-row table:style-name="ro1">
          <table:table-cell office:value-type="string" office:string-value="PluginFrame.dialogmessage.FailedToCreateURL = " table:style-name="ce1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PluginRepositoryPanel.label.TabIcon = " table:style-name="ce1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 table:style-name="ce3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 table:style-name="ce1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 table:style-name="ce1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" table:style-name="ce1">
            <text:p>PluginRepositoryPanel.label.Size =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 table:style-name="ce1">
            <text:p>SQLQueryBucketFrame.dialogtitle.Alert = </text:p>
          </table:table-cell>
          <table:table-cell/>
        </table:table-row>
        <table:table-row table:style-name="ro1">
          <table:table-cell office:value-type="string" office:string-value="SQLQueryBucketFrame.menu.File = " table:style-name="ce1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2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2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3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menu.Tools = " table:style-name="ce1">
            <text:p>QueryFrame.menu.Tools = </text:p>
          </table:table-cell>
        </table:table-row>
        <table:table-row table:style-name="ro1">
          <table:table-cell office:value-type="string" office:string-value="QueryFrame.menu.SQLQueryBucket = " table:style-name="ce1">
            <text:p>QueryFrame.menu.SQLQueryBucket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2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  <table:table-cell/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  <table:table-cell/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  <table:table-cell/>
        </table:table-row>
        <table:table-row table:style-name="ro1">
          <table:table-cell office:value-type="string" office:string-value="QueryFrame.tooltip.SQLQueryBucket = " table:style-name="ce1">
            <text:p>QueryFrame.tooltip.SQLQueryBucket = </text:p>
          </table:table-cell>
          <table:table-cell/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  <table:table-cell/>
        </table:table-row>
        <table:table-row table:style-name="ro1">
          <table:table-cell office:value-type="string" office:string-value="QueryFrame.combobox.QueryStatement = " table:style-name="ce2">
            <text:p>QueryFrame.combobox.QueryStatement = </text:p>
          </table:table-cell>
          <table:table-cell/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  <table:table-cell/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  <table:table-cell/>
        </table:table-row>
        <table:table-row table:style-name="ro1">
          <table:table-cell office:value-type="string" office:string-value="QueryFrame.dialogtitle.Alert = " table:style-name="ce2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/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  <table:table-cell/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  <table:table-cell/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  <table:table-cell/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  <table:table-cell/>
        </table:table-row>
        <table:table-row table:style-name="ro1">
          <table:table-cell office:value-type="string" office:string-value="QueryFrame.label.SetSummaryTableRowSize = " table:style-name="ce3">
            <text:p>QueryFrame.label.SetSummaryTableRowSize = </text:p>
          </table:table-cell>
          <table:table-cell/>
        </table:table-row>
        <table:table-row table:style-name="ro1">
          <table:table-cell office:value-type="string" office:string-value="QueryFrame.button.OK = " table:style-name="ce2">
            <text:p>QueryFrame.button.OK = </text:p>
          </table:table-cell>
          <table:table-cell/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4">
            <text:p>QueryTabPanel.menu.Copy = </text:p>
          </table:table-cell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SearchFrame.message.Title = " table:style-name="ce2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2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3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4">
            <text:p>SearchFrame.label.Cancel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PreferencesFrame.message.Title = " table:style-name="ce2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ncesFrame.node.GeneralOptions = " table:style-name="ce1">
            <text:p>Preferenc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2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3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2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label.TableReadLimitIcrement = " table:style-name="ce2">
            <text:p>GeneralPreferencesPanel.label.TableReadLimitIcrement = </text:p>
          </table:table-cell>
          <table:table-cell/>
        </table:table-row>
        <table:table-row table:style-name="ro1">
          <table:table-cell office:value-type="string" office:string-value="GeneralPreferencesPanel.label.EnableTableWriteBatch = " table:style-name="ce1">
            <text:p>GeneralPreferencesPanel.label.EnableTableWriteBatch = </text:p>
          </table:table-cell>
          <table:table-cell/>
        </table:table-row>
        <table:table-row table:style-name="ro1">
          <table:table-cell office:value-type="string" office:string-value="GeneralPreferencesPanel.label.BatchSize = " table:style-name="ce3">
            <text:p>GeneralPreferencesPanel.label.BatchSize = 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TableFieldSelectionPreferencesPanel.button.SelectAll = " table:style-name="ce3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TableRowSelectionPreferencesPanel.label.SummaryTableRowSize = " table:style-name="ce4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CSVImportPreferencesPanel.label.Delimiter = " table:style-name="ce2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3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2">
            <text:p>CSVIm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>
          <table:table-cell office:value-type="string" office:string-value="CSVExportPreferencesPanel.label.DateFormat = " table:style-name="ce3">
            <text:p>CSVExportPreferencesPanel.label.DateFormat = </text:p>
          </table:table-cell>
          <table:table-cell/>
        </table:table-row>
        <table:table-row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2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2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  <table:table-cell/>
        </table:table-row>
        <table:table-row table:style-name="ro1"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 table:style-name="ro1"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 table:style-name="ro1">
          <table:table-cell office:value-type="string" office:string-value="PDFExportPreferencesPanel.combobox.Landscape = " table:style-name="ce3">
            <text:p>PDFExportPreferencesPanel.combobox.Landscape = </text:p>
          </table:table-cell>
          <table:table-cell/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 table:style-name="ro1">
          <table:table-cell office:value-type="string" office:string-value="PDFExportPreferencesPanel.button.Apply = " table:style-name="ce2">
            <text:p>PDFEx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2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3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4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2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4">
            <text:p>ImageUtil.dialogtitle.ConfirmOverwrit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ProgressBar.button.Cancel = " table:style-name="ce2">
            <text:p>MyJSQLView_ProgressBar.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2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5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5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5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>
            <text:p>MyJSQLView_Utils.dialogbutton.No = </text:p>
          </table:table-cell>
        </table:table-row>
        <table:table-row table:style-name="ro1" table:number-rows-repeated="32299">
          <table:table-cell/>
        </table:table-row>
        <table:table-row table:style-name="ro2" table:number-rows-repeated="2">
          <table:table-cell/>
        </table:table-row>
        <table:table-row table:style-name="ro2" table:number-rows-repeated="2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43</meta:editing-cycles>
    <meta:creation-date>2010-06-05T10:53:00</meta:creation-date>
    <dc:date>2013-07-01T13:16:08</dc:date>
  </office:meta>
</office:document-meta>
</file>